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times new roman" svg:font-family="'times new roman', times, 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cm" fo:margin-right="0cm" fo:margin-top="0cm" fo:margin-bottom="0.499cm" style:line-height-at-least="0.344cm" fo:text-align="start" style:justify-single-word="false" fo:orphans="2" fo:widows="2" fo:text-indent="0cm" style:auto-text-indent="false" fo:padding="0cm" fo:border="none"/>
      <style:text-properties fo:font-variant="normal" fo:text-transform="none" fo:color="#4b4b4b" style:font-name="times new roman" fo:font-size="12pt" fo:letter-spacing="normal" fo:font-style="normal" fo:font-weight="normal"/>
    </style:style>
    <style:style style:name="P2" style:family="paragraph" style:parent-style-name="Preformatted_20_Text">
      <style:paragraph-properties fo:margin-left="0cm" fo:margin-right="0cm" fo:margin-top="0cm" fo:margin-bottom="0cm" style:line-height-at-least="0.344cm" fo:text-align="start" style:justify-single-word="false" fo:orphans="2" fo:widows="2" fo:text-indent="0cm" style:auto-text-indent="false" fo:padding="0cm" fo:border="none"/>
      <style:text-properties fo:font-variant="normal" fo:text-transform="none" fo:color="#4b4b4b" style:font-name="times new roman"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liminary Announcement Assignment 3  CMPUT291, Fall/2012</text:p>
      <text:p text:style-name="P1">Deadline: Nov 2nd, 5pm.</text:p>
      <text:p text:style-name="P2">Introduction </text:p>
      <text:p text:style-name="P2">The goal of this assignment is to practice the use of SQL in a host programming language, in this case JAVA. Your job is to implement both a user application and an administration application to simulate the a sample of SAML's functions (Assignment 1). You will be storing data in Oracle and will be writing code to access it. Your code will implement a simple command line interface. You are free to implement a GUI instead but there will be no support or from TAs or the instructor. Since the lab tutorials focus on Java, those of you who wants to use Python (or another language) will be on their own. </text:p>
      <text:p text:style-name="P1">You will be doing this assignment with at most one other CMPUT 291 classmate. If you decide to work alone be aware that the requirements and the evaluation will be absolutely the same as if you were working in a group. As with previous assignments, make sure you consider any clarification posted in the course forum on the course’s eClass site. Very often one's question is not unique and everyone can benefit such discussions. Document any reasonable assumption you make in your design/implementation in your assignment report. </text:p>
      <text:p text:style-name="P2">Marking</text:p>
      <text:p text:style-name="P1">80% of the assignment mark will be assigned at the program demo and 20% of the mark will be given for the assignment report and the quality of the source code (10% each). All group members will receive the same mark; the instructor reserves the right to make exceptions if there is enough evidence that a partner has not contributed equally to the assignment. </text:p>
      <text:p text:style-name="P2">Database Specification</text:p>
      <text:p text:style-name="P1">The relational model (set of tables) is the same one as the create table statements used in Assignment 2. Use the provided schema and do not change any table/column name as we will test your assignment with the given schema.  Note that we may use  a dataset that is different from the test dataset provided for Assignment 2. </text:p>
      <text:p text:style-name="P2">User application</text:p>
      <text:p text:style-name="P2">You are going to implement a customer interface where the customer can manage his or her personal information and do a few more transactions as specified below: </text:p>
      <text:p text:style-name="P2">1. The customer can log in with a valid username. After successfully logging in, the customer can view his or her personal information, i.e., username, credit, email, email visibility and the customer can modify the last two attributes if desired. </text:p>
      <text:p text:style-name="P2">2. The customer can view all of his or her friends and remove the friend he or she no longer likes. The system can suggest some users for the customer upon request and the customer can choose some of them to befriend. Note the system will only suggest the indirect friends that are exactly 2 links away. </text:p>
      <text:p text:style-name="P2">3. The customer can view the list of all the media in SAML. Then the customer can either purchase a media or rent a movie. Purchasing a media requires the customer to have enough credit while renting a movie requires both enough credit and enough copies left. </text:p>
      <text:p text:style-name="P1">4. The customer can view all the movies he/she owns and rate them. </text:p>
      <text:p text:style-name="P2">Administration application </text:p>
      <text:p text:style-name="P2">A simple SAML system administration interface is desired. No logging-in mechanism for the administrator is needed here. </text:p>
      <text:p text:style-name="P2">1. The administrator can perform a renting mode check, which will set all short term renting modes to long term modes if the movie has been rented for short term but not returned after  days.</text:p>
      <text:p text:style-name="P2"><text:soft-page-break/>2. The administrator can provide a rating threshold K and number of movies N to view the top N movies that have an average rating above K in decreasing order. If there are not enough movies exceeding the threshold, the administrator can modify K and N and generate the list again. </text:p>
      <text:p text:style-name="P1">3. There are cases when the SAML can obtain more copies of movies for renting. Thus the administrator should be able to increase the quantity of movies. Note that this may affect the waiting list, i.e., if someone was waiting for movies they should be able to rent them after the new acquisitions.</text:p>
      <text:p text:style-name="P2">Testing</text:p>
      <text:p text:style-name="P2">At development time you will be testing your program with our schema and your own data sets (make sure that it conforms to the assignment specification). At demo time we will create a database and we will populate it with our own data set. Your application will be tested over that data set under a TA account. The demo will be run using the source code you submitted by the deadline and nothing else. Make sure your submission includes every file that is needed. The code will be executed under a TA account. Do not hard-code username, password, or table prefixes (such as username or group name) in your code. If you cannot set up your application within 3 minutes under a TA account, the TA will be moving to the next demo. Do note that you are not going to be allowed to edit the submitted files in any way at demo time. Every group will book a time slot to demonstrate their assignments. We are currently working on the demo slots and the booking mechanism. </text:p>
      <text:p text:style-name="P1">At demo time, all group members must be present. A member not present at demo time will get a zero mark for the demo part of the assignment. The TA will be using a script to create and populate the tables. The TA will be asking you to perform various tasks and show how your application is handling each task. A mark will be assigned to your demo on the spot after testing.  </text:p>
      <text:p text:style-name="P2">Submission</text:p>
      <text:p text:style-name="P2">Your submission must include (1) the application source code and scripts to compile your application and (2) the assignment report (see below).</text:p>
      <text:p text:style-name="P2">The source code is to be submitted as follows: </text:p>
      <text:p text:style-name="P2">1. Create a simple tar file with all your source code (do not include class files!), additional files you may need for your demo, and a file called report.pdf that contains the "pdf" format of your assignment report. Name the tar file UNIXID-a3.tar where UNIXID is your own Unix ID. </text:p>
      <text:p text:style-name="P2">2. Upload it through the course’s eClass submission tool (please refer to the course's site) by the deadline. </text:p>
      <text:p text:style-name="P2">Assignment report</text:p>
      <text:p text:style-name="P2">The assignment report must include a brief description of the overall design of your application system. The description should focus mostly on the classes required to deliver the major functions of your application, not on secondary or utility classes or structures. You shall clearly describe the responsibility and interface of each (such) class or structure and relationships among them. </text:p>
      <text:p text:style-name="P2">The assignment report should also document: (1) any decisions you have made which are not in the assignment specification, (2) any coding you have done beyond or different from what is required, and (3) any test cases that show the functionality of your applications. </text:p>
      <text:p text:style-name="P2">Your written report must NOT include the source code listings. If necessary, your electronically submitted source may be used to verify the accuracy of your repo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times new roman" svg:font-family="'times new roman', times, 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0T16:26:34</meta:creation-date>
    <dc:date>2012-10-20T16:31:21</dc:date>
    <meta:editing-duration>P0D</meta:editing-duration>
    <meta:editing-cycles>1</meta:editing-cycles>
    <meta:document-statistic meta:table-count="0" meta:image-count="0" meta:object-count="0" meta:page-count="2" meta:paragraph-count="32" meta:word-count="1160" meta:character-count="6694" meta:non-whitespace-character-count="5541"/>
    <meta:generator>LibreOffice/3.5$Linux_X86_64 LibreOffice_project/350m1$Build-2</meta:generator>
  </office:meta>
</office:document-meta>
</file>